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2ecf" officeooo:paragraph-rsid="000c2ecf"/>
    </style:style>
    <style:style style:name="P2" style:family="paragraph" style:parent-style-name="Standard" style:list-style-name="L1">
      <style:text-properties officeooo:rsid="000c836f" officeooo:paragraph-rsid="000c836f"/>
    </style:style>
    <style:style style:name="P3" style:family="paragraph" style:parent-style-name="Standard" style:list-style-name="L1">
      <style:text-properties officeooo:rsid="000d97ea" officeooo:paragraph-rsid="000d97ea"/>
    </style:style>
    <style:style style:name="P4" style:family="paragraph" style:parent-style-name="Standard" style:list-style-name="L1">
      <style:text-properties officeooo:rsid="000ec585" officeooo:paragraph-rsid="000ec585"/>
    </style:style>
    <style:style style:name="T1" style:family="text">
      <style:text-properties officeooo:rsid="000ec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1887779689041122" text:style-name="L1">
        <text:list-item>
          <text:p text:style-name="P1">Open source is more conducive to innovation than closed source</text:p>
        </text:list-item>
        <text:list-item>
          <text:p text:style-name="P1">Everyone uses open source, because everyone uses google, or other things using linux webservers</text:p>
        </text:list-item>
        <text:list-item>
          <text:p text:style-name="P1"><text:span text:style-name="T1">T</text:span>he reason more people don't use desktop open source applications is that everything is based on windows and people dont' want to learn something new</text:p>
        </text:list-item>
        <text:list-item>
          <text:p text:style-name="P1"><text:span text:style-name="T1">I</text:span>nnovative things in open source include linux, apache, android, etc</text:p>
        </text:list-item>
        <text:list-item>
          <text:p text:style-name="P1">Open source software doesn't come with bloatware</text:p>
        </text:list-item>
        <text:list-item>
          <text:p text:style-name="P1">It's highly customizeable and more useful to developers because of that</text:p>
        </text:list-item>
        <text:list-item>
          <text:p text:style-name="P2">It's cheaper (and usually free)</text:p>
        </text:list-item>
        <text:list-item>
          <text:p text:style-name="P3">It's code is generally higher quality as it's a labor of love, not for money</text:p>
        </text:list-item>
        <text:list-item>
          <text:p text:style-name="P3">It's also very changeable based on real-world needs, not what one company needed at one point in time</text:p>
        </text:list-item>
        <text:list-item>
          <text:p text:style-name="P4">Linux:</text:p>
          <text:list>
            <text:list-item>
              <text:p text:style-name="P4">Runs on everything</text:p>
            </text:list-item>
            <text:list-item>
              <text:p text:style-name="P4">Desktop is lesser used due to unfamiliarity</text:p>
            </text:list-item>
            <text:list-item>
              <text:p text:style-name="P4">Anyone using the internet has used Linux</text:p>
            </text:list-item>
            <text:list-item>
              <text:p text:style-name="P4">Apache:</text:p>
              <text:list>
                <text:list-item>
                  <text:p text:style-name="P4">Apache is made with Linux</text:p>
                </text:list-item>
                <text:list-item>
                  <text:p text:style-name="P4">Apache is a web server that most of the internet is run off of</text:p>
                </text:list-item>
                <text:list-item>
                  <text:p text:style-name="P4">Apache totally revolutionized the web because it was far more powerful than anything else and allowed for multiple domains on one machine</text:p>
                </text:list-item>
              </text:list>
            </text:list-item>
          </text:list>
        </text:list-item>
        <text:list-item>
          <text:p text:style-name="P4">The internet wouldn't be possible without open source; HTML is open sourc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20:16:06.964387721</meta:creation-date>
    <meta:generator>LibreOffice/4.3.2.2.0$Linux_X86_64 LibreOffice_project/430m0$Build-2</meta:generator>
    <dc:date>2014-10-19T10:44:19.814855158</dc:date>
    <meta:editing-duration>PT13H58M</meta:editing-duration>
    <meta:editing-cycles>4</meta:editing-cycles>
    <meta:document-statistic meta:table-count="0" meta:image-count="0" meta:object-count="0" meta:page-count="1" meta:paragraph-count="19" meta:word-count="206" meta:character-count="1132" meta:non-whitespace-character-count="963"/>
  </office:meta>
</office:document-meta>
</file>